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xlink="http://www.w3.org/1999/xlink" xmlns:svg="urn:oasis:names:tc:opendocument:xmlns:svg-compatible:1.0">
  <office:body>
    <office:text>
      <text:p><draw:frame draw:name="big" svg:width="20cm" svg:height="20cm">
        <draw:image xlink:href="Pictures/large.bin" xlink:type="simple"/>
      </draw:frame></text:p>
    </office:text>
  </office:body>
</office:document-content>
</file>